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22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officeooo:rsid="0057932f"/>
    </style:style>
    <style:style style:name="T61" style:family="text">
      <style:text-properties officeooo:rsid="005ac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56"/>
      <text:p text:style-name="P156"/>
      <text:p text:style-name="P15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56"/>
      <text:p text:style-name="P15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56"/>
      <text:p text:style-name="P156"/>
      <text:p text:style-name="P15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56"/>
      <text:p text:style-name="P15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57"/>
      <text:p text:style-name="P16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5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5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5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6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6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61"/>
      <text:p text:style-name="P161"/>
      <text:p text:style-name="P16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61"/>
      <text:p text:style-name="P161"/>
      <text:p text:style-name="P16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6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6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6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6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6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69"/>
      <text:p text:style-name="P169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70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71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72"/>
      <text:p text:style-name="P172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73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73"/>
      <text:p text:style-name="P173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74"/>
      <text:p text:style-name="P174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75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16"/>
      <text:p text:style-name="P175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76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77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78"/>
      <text:p text:style-name="P178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78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79"/>
      <text:p text:style-name="P179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80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80"/>
      <text:p text:style-name="P180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80">D<text:span text:style-name="T12">imecres<text:tab/>22/11/23</text:span><text:span text:style-name="T24"> </text:span></text:p>
      <text:p text:style-name="P208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80"/>
      <text:p text:style-name="P180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81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17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82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09">01, 04 i 05/12/23</text:p>
      <text:p text:style-name="P78">Període d'exàmens.</text:p>
      <text:p text:style-name="P57"/>
      <text:p text:style-name="P183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84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85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86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87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88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89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90"/>
      <text:p text:style-name="P190">************************************ <text:s text:c="2"/><text:span text:style-name="T34">2024 <text:s text:c="2"/></text:span>************************************</text:p>
      <text:p text:style-name="P190"/>
      <text:p text:style-name="P190"/>
      <text:p text:style-name="P190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91"/>
      <text:p text:style-name="P218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92"/>
      <text:p text:style-name="P192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93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94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95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96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97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98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98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99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00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01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01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01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02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19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03"/>
      <text:p text:style-name="P203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04"/>
      <text:p text:style-name="P204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05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06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06"/>
      <text:p text:style-name="P206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06"/>
      <text:p text:style-name="P207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10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11">Di<text:span text:style-name="T48">marts</text:span><text:tab/><text:span text:style-name="T48">20</text:span>/02/24</text:p>
      <text:p text:style-name="P136">Examen</text:p>
      <text:p text:style-name="P136"/>
      <text:p text:style-name="P211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12">Di<text:span text:style-name="T49">jous</text:span><text:tab/><text:span text:style-name="T48">22</text:span>/02/24</text:p>
      <text:p text:style-name="P137">Preparació examen motors.</text:p>
      <text:p text:style-name="P137"/>
      <text:p text:style-name="P213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2">1.9 Fatiga de materiales (comentem <text:a xlink:type="simple" xlink:href="https://www.elmundo.es/economia/2018/01/16/5a5de0e4e5fdeaad3c8b45e5.html">artícle Jaime Domínguez Abascal</text:a>)</text:p>
      <text:p text:style-name="P142">1.2.2.1 Esfuerzos de tracción, compresión, flexión y torsión</text:p>
      <text:p text:style-name="P142">Comentem exemple de càlcul de tensió</text:p>
      <text:p text:style-name="P142">Deures per entregar abans del 04/03/24: contestar les preguntes del apartat 1.9 Fatiga de materiales.</text:p>
      <text:p text:style-name="P220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2">Comentem Exercici 1.2.2.1-1Càlcul tensió</text:p>
      <text:p text:style-name="P142">Acabem de comentar 1.5 Tratamientos termoquímicos de los metales</text:p>
      <text:p text:style-name="P142">Comentem 1.6 Protección del acero</text:p>
      <text:p text:style-name="P147"/>
      <text:p text:style-name="P147">Veure video fatiga materials</text:p>
      <text:p text:style-name="P222"><text:a xlink:type="simple" xlink:href="https://youtu.be/ec50pX_0N4s?si=PMXcHEAsMXVJuHJx">https://youtu.be/ec50pX_0N4s?si=PMXcHEAsMXVJuHJx</text:a></text:p>
      <text:p text:style-name="P147">Veure video corrosio</text:p>
      <text:p text:style-name="P223">https://youtu.be/xow45w9YhM4?si=v2ncdJx6ND6NsMWa</text:p>
      <text:p text:style-name="P221">Di<text:span text:style-name="T52">lluns</text:span><text:tab/><text:span text:style-name="T52">11</text:span>/0<text:span text:style-name="T52">3</text:span>/24</text:p>
      <text:p text:style-name="P150"/>
      <text:p text:style-name="P150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48">Mirem <text:span text:style-name="T53">i comentem</text:span> <text:a xlink:type="simple" xlink:href="https://youtu.be/ec50pX_0N4s?si=PMXcHEAsMXVJuHJx">vídeo fatiga materials</text:a>.</text:p>
      <text:p text:style-name="P143"/>
      <text:p text:style-name="P150">Taller:</text:p>
      <text:p text:style-name="P144"><text:span text:style-name="T53">Comencem amb muntatge cub.</text:span><text:line-break/></text:p>
      <text:p text:style-name="P144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0">soldadura.</text:span></text:p>
      <text:p text:style-name="P149">Mirem <text:span text:style-name="T53">i comentem</text:span> <text:a xlink:type="simple" xlink:href="https://www.youtube.com/watch?si=rghID1cMpbf8B3Jp&amp;v=RpMTRhhhleI&amp;feature=youtu.be"><text:span text:style-name="T60">vídeo soldadura 1</text:span></text:a><text:span text:style-name="T60"> i </text:span><text:a xlink:type="simple" xlink:href="https://youtu.be/IWZ2ty5V6Ys?si=GB_v2VtsGGPNidoD"><text:span text:style-name="T60">vídeo soldadura 2</text:span></text:a>.</text:p>
      <text:p text:style-name="P151">Taller:</text:p>
      <text:p text:style-name="P144"><text:span text:style-name="T53">Continuem amb muntatge cub.</text:span><text:line-break/></text:p>
      <text:p text:style-name="P145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3">Examens recuperació.</text:p>
      <text:p text:style-name="P153"/>
      <text:p text:style-name="P146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4">Terminem de comentar <text:a xlink:type="simple" xlink:href="https://youtu.be/IWZ2ty5V6Ys?si=GB_v2VtsGGPNidoD"><text:span text:style-name="T60">vídeo soldadura 2</text:span></text:a><text:span text:style-name="T60">.</text:span></text:p>
      <text:p text:style-name="P154">Comentem <text:a xlink:type="simple" xlink:href="https://paulinoposada.github.io/web_mec/documents/soldadura/practica_cub.pdf">pràctica cub</text:a>.</text:p>
      <text:p text:style-name="P215"/>
      <text:p text:style-name="P214">Di<text:span text:style-name="T52">lluns</text:span><text:tab/><text:span text:style-name="T52">18</text:span>/0<text:span text:style-name="T52">3</text:span>/24</text:p>
      <text:p text:style-name="P152"/>
      <text:p text:style-name="P152">Comentem <text:span text:style-name="T61">document </text:span><text:a xlink:type="simple" xlink:href="https://paulinoposada.github.io/web_mec/documents/soldadura/soldadura_arco_electrico.pdf"><text:span text:style-name="T61">soldadura_arco_electrico.pdf</text:span></text:a><text:span text:style-name="T61">.</text:span></text:p>
      <text:p text:style-name="P155">Comentem document <text:a xlink:type="simple" xlink:href="https://paulinoposada.github.io/web_mec/documents/soldadura/practica_cub.pdf">practica_cub.pdf</text:a>.</text:p>
      <text:p text:style-name="P152"/>
      <text:p text:style-name="P155">Baixem al taller i continuem amb pràctica cub.</text:p>
      <text:p text:style-name="P155"/>
      <text:p text:style-name="P225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226">Unitat <text:span text:style-name="T60">soldadura.</text:span></text:p>
      <text:p text:style-name="P228">Tasca informe pràctica cub: entregar imatges 3-1 a 4 abans del 22/03/24.</text:p>
      <text:p text:style-name="P228"><text:s/></text:p>
      <text:p text:style-name="P227">Taller:</text:p>
      <text:p text:style-name="P225"><text:span text:style-name="T53">Continuem amb muntatge cub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20T08:52:54.281809211</dc:date>
    <meta:editing-duration>PT1H7M1S</meta:editing-duration>
    <meta:editing-cycles>91</meta:editing-cycles>
    <meta:document-statistic meta:table-count="0" meta:image-count="0" meta:object-count="0" meta:page-count="9" meta:paragraph-count="260" meta:word-count="1251" meta:character-count="8828" meta:non-whitespace-character-count="7783"/>
  </office:meta>
</office:document-meta>
</file>